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c3715" officeooo:paragraph-rsid="000c3715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972" officeooo:paragraph-rsid="000d7972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d7972" officeooo:paragraph-rsid="0010ef6c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0ef6c" officeooo:paragraph-rsid="0010ef6c"/>
    </style:style>
    <style:style style:name="T1" style:family="text">
      <style:text-properties officeooo:rsid="000f3d66"/>
    </style:style>
    <style:style style:name="T2" style:family="text">
      <style:text-properties officeooo:rsid="0010e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ítor Kei Taira Tamada – 8516250</text:p>
      <text:p text:style-name="P4">Relatório sobre o Tanque de Provas Numérico</text:p>
      <text:p text:style-name="P1"/>
      <text:p text:style-name="P3"><text:tab/>O <text:span text:style-name="T2">T</text:span>anque de <text:span text:style-name="T2">P</text:span>rovas <text:span text:style-name="T2">N</text:span>umérico (TPN), localizado na Escola Politécnica <text:span text:style-name="T2">da USP,</text:span> consiste de um tanque de 14 metros de largura, por 14 de comprimento e 4 de profundidade (14x14x4). Por conta do tipo de terreno que está localizado, ele é uma construção elevada ao invés de escavada no solo. As laterais do tanque possuem <text:span text:style-name="T1">várias</text:span> placas móveis que servem tanto para criar as ondas quanto para amortecer/absorver sua chegada. <text:span text:style-name="T2">Ele foi construído como uma parceria entre várias universidades e instituições científicas.</text:span></text:p>
      <text:p text:style-name="P2"><text:tab/>A principal função do tanque é fazer simulações <text:span text:style-name="T1">de diversos tipos, como de plataformas de petróleo ou embarcações, sob o efeito de diferentes tipos de ondas. Muitas vezes, essas simulações são feitas em programas de computador, mas, em certos casos, o tanque é utilizado. Também é possível fazer desenhos por meio do foco da energia das ondas nos pontos certos na superfície da água, como uma demonstração do controle que se tem sobre o sistema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0:05:10.397425035</meta:creation-date>
    <dc:date>2018-10-26T00:36:51.844056014</dc:date>
    <meta:editing-duration>PT10M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169" meta:character-count="1031" meta:non-whitespace-character-count="862"/>
  </office:meta>
</office:document-meta>
</file>